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18.314cm" fo:min-width="15.02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22cm" fo:min-width="1.073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18.314cm" fo:min-width="8.99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5.113cm" fo:min-width="12.484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5.113cm" fo:min-width="6.451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558cm" svg:height="18.598cm" svg:x="1.317cm" svg:y="1.317cm">
          <text:p text:style-name="P1">ISD 1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23cm" svg:height="2.222cm" svg:x="14.052cm" svg:y="2.4cm">
          <text:p text:style-name="P3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2.223cm" svg:height="2.222cm" svg:x="23.912cm" svg:y="4.94cm">
          <text:p text:style-name="P3">2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223cm" svg:height="2.222cm" svg:x="20.102cm" svg:y="2.4cm">
          <text:p text:style-name="P3">2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223cm" svg:height="2.222cm" svg:x="3.77cm" svg:y="4.94cm">
          <text:p text:style-name="P3">13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6" draw:id="id6" draw:layer="layout" svg:width="2.223cm" svg:height="2.222cm" svg:x="14.053cm" svg:y="13.512cm">
          <text:p text:style-name="P3">1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223cm" svg:height="2.222cm" svg:x="14.052cm" svg:y="8.832cm">
          <text:p text:style-name="P3">1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23cm" svg:height="2.222cm" svg:x="10.56cm" svg:y="4.94cm">
          <text:p text:style-name="P3">1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2.223cm" svg:height="2.222cm" svg:x="10.56cm" svg:y="13.514cm">
          <text:p text:style-name="P3">1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223cm" svg:height="2.222cm" svg:x="10.559cm" svg:y="8.833cm">
          <text:p text:style-name="P3">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2.223cm" svg:height="2.222cm" svg:x="3.77cm" svg:y="13.512cm">
          <text:p text:style-name="P3">1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223cm" svg:height="2.222cm" svg:x="3.77cm" svg:y="17.321cm">
          <text:p text:style-name="P3">1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2.223cm" svg:height="2.222cm" svg:x="3.77cm" svg:y="8.832cm">
          <text:p text:style-name="P3">1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377cm" svg:y1="4.297cm" svg:x2="12.458cm" svg:y2="5.265cm" draw:start-shape="id1" draw:start-glue-point="7" draw:end-shape="id2" draw:end-glue-point="11" svg:d="M14377 4297l-1919 968" svg:viewBox="0 0 1920 969">
          <text:p/>
        </draw:connector>
        <draw:connector draw:style-name="gr3" draw:text-style-name="P4" draw:layer="layout" draw:type="line" svg:x1="14.052cm" svg:y1="3.511cm" svg:x2="5.668cm" svg:y2="5.265cm" draw:start-shape="id1" draw:start-glue-point="6" draw:end-shape="id3" draw:end-glue-point="11" svg:d="M14052 3511l-8384 1754" svg:viewBox="0 0 8385 1755">
          <text:p/>
        </draw:connector>
        <draw:connector draw:style-name="gr3" draw:text-style-name="P4" draw:layer="layout" draw:type="line" svg:x1="16.275cm" svg:y1="3.511cm" svg:x2="20.102cm" svg:y2="3.511cm" draw:start-shape="id1" draw:start-glue-point="10" draw:end-shape="id4" draw:end-glue-point="6" svg:d="M16275 3511h3827" svg:viewBox="0 0 3828 1">
          <text:p/>
        </draw:connector>
        <draw:connector draw:style-name="gr3" draw:text-style-name="P4" draw:layer="layout" draw:type="line" svg:x1="15.164cm" svg:y1="11.054cm" svg:x2="15.165cm" svg:y2="13.512cm" draw:start-shape="id5" draw:start-glue-point="8" draw:end-shape="id6" draw:end-glue-point="4" svg:d="M15164 11054l1 2458" svg:viewBox="0 0 2 2459">
          <text:p/>
        </draw:connector>
        <draw:connector draw:style-name="gr3" draw:text-style-name="P4" draw:layer="layout" draw:type="line" svg:x1="5.668cm" svg:y1="6.837cm" svg:x2="14.378cm" svg:y2="13.837cm" draw:start-shape="id3" draw:start-glue-point="9" draw:end-shape="id6" draw:end-glue-point="5" svg:d="M5668 6837l8710 7000" svg:viewBox="0 0 8711 7001">
          <text:p/>
        </draw:connector>
        <draw:custom-shape draw:style-name="gr2" draw:text-style-name="P3" xml:id="id16" draw:id="id16" draw:layer="layout" svg:width="2.223cm" svg:height="2.222cm" svg:x="23.912cm" svg:y="13.831cm">
          <text:p text:style-name="P3">2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2.223cm" svg:height="2.222cm" svg:x="23.912cm" svg:y="8.832cm">
          <text:p text:style-name="P3">2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2.223cm" svg:height="2.222cm" svg:x="20.102cm" svg:y="13.831cm">
          <text:p text:style-name="P3">2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223cm" svg:height="2.222cm" svg:x="20.102cm" svg:y="8.832cm">
          <text:p text:style-name="P3">2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377cm" svg:y1="9.157cm" svg:x2="11.672cm" svg:y2="7.162cm" draw:start-shape="id5" draw:start-glue-point="5" draw:end-shape="id2" draw:end-glue-point="8" svg:d="M14377 9157l-2705-1995" svg:viewBox="0 0 2706 1996">
          <text:p/>
        </draw:connector>
        <draw:connector draw:style-name="gr3" draw:text-style-name="P4" draw:layer="layout" draw:type="line" svg:x1="14.377cm" svg:y1="9.157cm" svg:x2="5.668cm" svg:y2="6.837cm" draw:start-shape="id5" draw:start-glue-point="5" draw:end-shape="id3" draw:end-glue-point="9" svg:d="M14377 9157l-8709-2320" svg:viewBox="0 0 8710 2321">
          <text:p/>
        </draw:connector>
        <draw:connector draw:style-name="gr3" draw:text-style-name="P4" draw:layer="layout" draw:type="line" svg:x1="14.052cm" svg:y1="9.943cm" svg:x2="12.782cm" svg:y2="9.944cm" draw:start-shape="id5" draw:start-glue-point="6" draw:end-shape="id7" draw:end-glue-point="10" svg:d="M14052 9943l-1270 1" svg:viewBox="0 0 1271 2">
          <text:p/>
        </draw:connector>
        <draw:connector draw:style-name="gr3" draw:text-style-name="P4" draw:layer="layout" draw:type="line" svg:x1="16.275cm" svg:y1="9.943cm" svg:x2="20.102cm" svg:y2="9.943cm" draw:start-shape="id5" draw:start-glue-point="10" draw:end-shape="id8" draw:end-glue-point="6" svg:d="M16275 9943h3827" svg:viewBox="0 0 3828 1">
          <text:p/>
        </draw:connector>
        <draw:connector draw:style-name="gr3" draw:text-style-name="P4" draw:layer="layout" draw:type="line" svg:x1="15.95cm" svg:y1="10.729cm" svg:x2="20.427cm" svg:y2="10.729cm" draw:start-shape="id5" draw:start-glue-point="9" draw:end-shape="id8" draw:end-glue-point="7" svg:d="M15950 10729h4477" svg:viewBox="0 0 4478 1">
          <text:p/>
        </draw:connector>
        <draw:connector draw:style-name="gr3" draw:text-style-name="P4" draw:layer="layout" draw:type="line" svg:x1="10.56cm" svg:y1="6.051cm" svg:x2="5.993cm" svg:y2="6.051cm" draw:start-shape="id2" draw:start-glue-point="6" draw:end-shape="id3" draw:end-glue-point="10" svg:d="M10560 6051h-4567" svg:viewBox="0 0 4568 1">
          <text:p/>
        </draw:connector>
        <draw:connector draw:style-name="gr3" draw:text-style-name="P4" draw:layer="layout" draw:type="line" svg:x1="12.783cm" svg:y1="6.051cm" svg:x2="23.912cm" svg:y2="6.051cm" draw:start-shape="id2" draw:start-glue-point="10" draw:end-shape="id9" draw:end-glue-point="6" svg:d="M12783 6051h11129" svg:viewBox="0 0 11130 1">
          <text:p/>
        </draw:connector>
        <draw:connector draw:style-name="gr3" draw:text-style-name="P4" draw:layer="layout" draw:type="line" svg:x1="12.458cm" svg:y1="6.837cm" svg:x2="24.237cm" svg:y2="6.837cm" draw:start-shape="id2" draw:start-glue-point="9" draw:end-shape="id9" draw:end-glue-point="7" svg:d="M12458 6837h11779" svg:viewBox="0 0 11780 1">
          <text:p/>
        </draw:connector>
        <draw:connector draw:style-name="gr3" draw:text-style-name="P4" draw:layer="layout" draw:type="line" svg:x1="11.672cm" svg:y1="7.162cm" svg:x2="11.671cm" svg:y2="8.833cm" draw:start-shape="id2" draw:start-glue-point="8" draw:end-shape="id7" draw:end-glue-point="4" svg:d="M11672 7162l-1 1671" svg:viewBox="0 0 2 1672">
          <text:p/>
        </draw:connector>
        <draw:connector draw:style-name="gr3" draw:text-style-name="P4" draw:layer="layout" draw:type="line" svg:x1="11.671cm" svg:y1="11.055cm" svg:x2="11.672cm" svg:y2="13.514cm" draw:start-shape="id7" draw:start-glue-point="8" draw:end-shape="id10" draw:end-glue-point="4" svg:d="M11671 11055l1 2459" svg:viewBox="0 0 2 2460">
          <text:p/>
        </draw:connector>
        <draw:connector draw:style-name="gr3" draw:text-style-name="P4" draw:layer="layout" draw:type="line" svg:x1="10.559cm" svg:y1="9.944cm" svg:x2="5.993cm" svg:y2="9.943cm" draw:start-shape="id7" draw:start-glue-point="6" draw:end-shape="id11" draw:end-glue-point="10" svg:d="M10559 9944l-4566-1" svg:viewBox="0 0 4567 2">
          <text:p/>
        </draw:connector>
        <draw:connector draw:style-name="gr3" draw:text-style-name="P4" draw:layer="layout" draw:type="line" svg:x1="10.885cm" svg:y1="15.411cm" svg:x2="5.668cm" svg:y2="17.646cm" draw:start-shape="id10" draw:start-glue-point="7" draw:end-shape="id12" draw:end-glue-point="11" svg:d="M10885 15411l-5217 2235" svg:viewBox="0 0 5218 2236">
          <text:p/>
        </draw:connector>
        <draw:connector draw:style-name="gr3" draw:text-style-name="P4" draw:layer="layout" draw:type="line" svg:x1="4.882cm" svg:y1="7.162cm" svg:x2="4.882cm" svg:y2="8.832cm" draw:start-shape="id3" draw:start-glue-point="8" draw:end-shape="id11" draw:end-glue-point="4" svg:d="M4882 7162v1670" svg:viewBox="0 0 1 1671">
          <text:p/>
        </draw:connector>
        <draw:connector draw:style-name="gr3" draw:text-style-name="P4" draw:layer="layout" draw:type="line" svg:x1="4.882cm" svg:y1="11.054cm" svg:x2="4.882cm" svg:y2="13.512cm" draw:start-shape="id11" draw:start-glue-point="8" draw:end-shape="id13" draw:end-glue-point="4" svg:d="M4882 11054v2458" svg:viewBox="0 0 1 2459">
          <text:p/>
        </draw:connector>
        <draw:connector draw:style-name="gr3" draw:text-style-name="P4" draw:layer="layout" draw:type="line" svg:x1="4.882cm" svg:y1="15.734cm" svg:x2="4.882cm" svg:y2="17.321cm" draw:start-shape="id13" draw:start-glue-point="8" draw:end-shape="id12" draw:end-glue-point="4" svg:d="M4882 15734v1587" svg:viewBox="0 0 1 1588">
          <text:p/>
        </draw:connector>
        <draw:connector draw:style-name="gr3" draw:text-style-name="P4" draw:layer="layout" draw:type="line" svg:x1="22.325cm" svg:y1="3.511cm" svg:x2="24.237cm" svg:y2="5.265cm" draw:start-shape="id4" draw:start-glue-point="10" draw:end-shape="id9" draw:end-glue-point="5" svg:d="M22325 3511l1912 1754" svg:viewBox="0 0 1913 1755">
          <text:p/>
        </draw:connector>
        <draw:connector draw:style-name="gr3" draw:text-style-name="P4" draw:layer="layout" draw:type="line" svg:x1="21.214cm" svg:y1="4.622cm" svg:x2="21.214cm" svg:y2="8.832cm" draw:start-shape="id4" draw:start-glue-point="8" draw:end-shape="id8" draw:end-glue-point="4" svg:d="M21214 4622v4210" svg:viewBox="0 0 1 4211">
          <text:p/>
        </draw:connector>
        <draw:connector draw:style-name="gr3" draw:text-style-name="P4" draw:layer="layout" draw:type="line" svg:x1="22cm" svg:y1="4.297cm" svg:x2="22cm" svg:y2="9.157cm" draw:start-shape="id4" draw:start-glue-point="9" draw:end-shape="id8" draw:end-glue-point="11" svg:d="M22000 4297v4860" svg:viewBox="0 0 1 4861">
          <text:p/>
        </draw:connector>
        <draw:connector draw:style-name="gr3" draw:text-style-name="P4" draw:layer="layout" draw:type="line" svg:x1="22.325cm" svg:y1="9.943cm" svg:x2="23.912cm" svg:y2="9.943cm" draw:start-shape="id8" draw:start-glue-point="10" draw:end-shape="id14" draw:end-glue-point="6" svg:d="M22325 9943h1587" svg:viewBox="0 0 1588 1">
          <text:p/>
        </draw:connector>
        <draw:connector draw:style-name="gr3" draw:text-style-name="P4" draw:layer="layout" draw:type="line" svg:x1="21.214cm" svg:y1="11.054cm" svg:x2="21.214cm" svg:y2="13.831cm" draw:start-shape="id8" draw:start-glue-point="8" draw:end-shape="id15" draw:end-glue-point="4" svg:d="M21214 11054v2777" svg:viewBox="0 0 1 2778">
          <text:p/>
        </draw:connector>
        <draw:connector draw:style-name="gr3" draw:text-style-name="P4" draw:layer="layout" draw:type="line" svg:x1="22cm" svg:y1="10.729cm" svg:x2="22cm" svg:y2="14.156cm" draw:start-shape="id8" draw:start-glue-point="9" draw:end-shape="id15" draw:end-glue-point="11" svg:d="M22000 10729v3427" svg:viewBox="0 0 1 3428">
          <text:p/>
        </draw:connector>
        <draw:connector draw:style-name="gr3" draw:text-style-name="P4" draw:layer="layout" draw:type="line" svg:x1="22cm" svg:y1="10.729cm" svg:x2="24.237cm" svg:y2="14.156cm" draw:start-shape="id8" draw:start-glue-point="9" draw:end-shape="id16" draw:end-glue-point="5" svg:d="M22000 10729l2237 3427" svg:viewBox="0 0 2238 3428">
          <text:p/>
        </draw:connector>
        <draw:connector draw:style-name="gr3" draw:text-style-name="P4" draw:layer="layout" draw:type="line" svg:x1="25.024cm" svg:y1="7.162cm" svg:x2="25.023cm" svg:y2="8.832cm" draw:start-shape="id9" draw:start-glue-point="8" draw:end-shape="id14" svg:d="M25024 7162l-1 1670" svg:viewBox="0 0 2 1671">
          <text:p/>
        </draw:connector>
        <draw:connector draw:style-name="gr3" draw:text-style-name="P4" draw:layer="layout" draw:type="line" svg:x1="25.024cm" svg:y1="11.054cm" svg:x2="25.024cm" svg:y2="13.831cm" draw:start-shape="id14" draw:start-glue-point="8" draw:end-shape="id16" draw:end-glue-point="4" svg:d="M25024 11054v2777" svg:viewBox="0 0 1 2778">
          <text:p/>
        </draw:connector>
        <draw:custom-shape draw:style-name="gr4" draw:text-style-name="P6" draw:layer="layout" svg:width="9.525cm" svg:height="18.598cm" svg:x="19.097cm" svg:y="1.317cm">
          <text:p text:style-name="P5">ISD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018cm" svg:height="5.397cm" svg:x="3.522cm" svg:y="2.135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985cm" svg:height="5.397cm" svg:x="19.415cm" svg:y="2.135cm">
          <text:p text:style-name="P5">Co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5T11:21:35.061151528</meta:creation-date>
    <dc:date>2024-01-05T13:07:57.240819940</dc:date>
    <meta:editing-duration>PT15M33S</meta:editing-duration>
    <meta:editing-cycles>4</meta:editing-cycles>
    <meta:generator>LibreOffice/7.3.7.2$Linux_X86_64 LibreOffice_project/30$Build-2</meta:generator>
    <meta:document-statistic meta:object-count="49"/>
  </office:meta>
</office:document-meta>
</file>